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a4b" officeooo:paragraph-rsid="00013a4b" style:font-size-asian="11pt" style:font-size-complex="11pt"/>
    </style:style>
    <style:style style:name="P2" style:family="paragraph" style:parent-style-name="Text_20_body">
      <style:text-properties fo:font-variant="normal" fo:text-transform="none" fo:color="#000000" style:font-name="Times New Roman" fo:font-size="11pt" fo:letter-spacing="normal" fo:font-style="normal" fo:font-weight="bold" officeooo:rsid="00013a4b" officeooo:paragraph-rsid="00013a4b" style:font-size-asian="11pt" style:font-size-complex="11pt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normal" officeooo:paragraph-rsid="00013a4b" style:font-size-asian="11pt" style:font-size-complex="11pt"/>
    </style:style>
    <style:style style:name="P5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6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T1" style:family="text">
      <style:text-properties officeooo:rsid="00013a4b"/>
    </style:style>
    <style:style style:name="T2" style:family="text">
      <style:text-properties style:font-name="Courier New" fo:font-weight="bold"/>
    </style:style>
    <style:style style:name="T3" style:family="text">
      <style:text-properties style:font-name="Courier New" fo:font-weight="bold" officeooo:rsid="00013a4b"/>
    </style:style>
    <style:style style:name="T4" style:family="text">
      <style:text-properties style:text-underline-style="solid" style:text-underline-width="auto" style:text-underline-color="font-color" officeooo:rsid="00013a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MPSC382 Assignment Information Sheet</text:p>
      <text:p text:style-name="P5">You must submit an information sheet with every assignment.</text:p>
      <text:p text:style-name="P4"><text:span text:style-name="T2">Name:______</text:span><text:span text:style-name="T3">Gary Miller</text:span><text:span text:style-name="T2">________________________ Assignment #:</text:span> <text:span text:style-name="T2">_</text:span><text:span text:style-name="T3">Lab 7</text:span><text:span text:style-name="T2">_____</text:span></text:p>
      <text:p text:style-name="P4"><text:span text:style-name="T2">Program Due Date:</text:span> <text:span text:style-name="T2">___</text:span><text:span text:style-name="T3">11-10-15</text:span><text:span text:style-name="T2">____________________</text:span></text:p>
      <text:p text:style-name="P3"><text:span text:style-name="T2">Handed in Date:</text:span> <text:span text:style-name="T2">_____</text:span><text:span text:style-name="T3">11-20-15</text:span><text:span text:style-name="T2">__________________ </text:span></text:p>
      <text:p text:style-name="P5">JDK Version: _______________________</text:p>
      <text:p text:style-name="P5">Source code file name(s):</text:p>
      <text:p text:style-name="P5">__<text:span text:style-name="T1">Lab7Part1.pde</text:span>_________________________________________________</text:p>
      <text:p text:style-name="P5">__<text:span text:style-name="T1">Lab7Part2.pde</text:span>_________________________________________________</text:p>
      <text:p text:style-name="P5">Compiled (.jar or .class) file name(s): ___<text:span text:style-name="T1">N/A</text:span>__________________</text:p>
      <text:p text:style-name="P5">________________________________________________________________</text:p>
      <text:p text:style-name="P5">________________________________________________________________</text:p>
      <text:p text:style-name="P3"><text:span text:style-name="T2">Does your program compile without error?:</text:span> <text:span text:style-name="T2">___</text:span><text:span text:style-name="T3">Yes</text:span><text:span text:style-name="T2">________ </text:span></text:p>
      <text:p text:style-name="P5">If not, what is/are the error(s)?:</text:p>
      <text:p text:style-name="P5">________________________________________________________________</text:p>
      <text:p text:style-name="P5">________________________________________________________________</text:p>
      <text:p text:style-name="P5">________________________________________________________________</text:p>
      <text:p text:style-name="P3"><text:span text:style-name="T2">Does your program run without error?:</text:span> <text:span text:style-name="T2">_____________ </text:span></text:p>
      <text:p text:style-name="P5">If not, what is/are the error(s) and which parts of your program run correctly?:</text:p>
      <text:p text:style-name="P5">________________________________________________________________</text:p>
      <text:p text:style-name="P5">________________________________________________________________</text:p>
      <text:p text:style-name="P6">________________________________________________________________</text:p>
      <text:p text:style-name="P6">________________________________________________________________</text:p>
      <text:p text:style-name="P5">Additional comments (including problems and extra credit):</text:p>
      <text:p text:style-name="P6">__<text:span text:style-name="T4">I had a lot of trouble getting the hue value from an individual pixel. After a lot of trial and error and frustration, I found out my problem was I was only trying to find the hue(i), not hue(pixels[i])</text:span>_________________________________________________</text:p>
      <text:p text:style-name="P6">________________________________________________________________</text:p>
      <text:p text:style-name="P7">________________________________________________________________</text:p>
      <text:p text:style-name="P7">____________________________________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3:45:10.570583611</meta:creation-date>
    <dc:date>2015-11-20T13:48:37.112597651</dc:date>
    <meta:editing-duration>P0D</meta:editing-duration>
    <meta:editing-cycles>1</meta:editing-cycles>
    <meta:document-statistic meta:table-count="0" meta:image-count="0" meta:object-count="0" meta:page-count="1" meta:paragraph-count="28" meta:word-count="135" meta:character-count="1820" meta:non-whitespace-character-count="1710"/>
    <meta:generator>LibreOffice/4.2.8.2$Linux_X86_64 LibreOffice_project/420m0$Build-2</meta:generator>
  </office:meta>
</office:document-meta>
</file>